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" style:family="paragraph" style:parent-style-name="Standard">
      <style:text-properties style:font-name="Sans-serif"/>
    </style:style>
    <style:style style:name="P3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5" style:family="paragraph" style:parent-style-name="Standard">
      <style:text-properties style:font-name="Sans-serif" fo:font-weight="bold" officeooo:rsid="0872d562" officeooo:paragraph-rsid="08face14" style:font-weight-asian="bold" style:font-weight-complex="bold"/>
    </style:style>
    <style:style style:name="P6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7" style:family="paragraph" style:parent-style-name="Standard">
      <style:text-properties style:font-name="Sans-serif" fo:font-weight="bold" officeooo:rsid="08b84bd5" officeooo:paragraph-rsid="08b84bd5" style:font-weight-asian="bold" style:font-weight-complex="bold"/>
    </style:style>
    <style:style style:name="P8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ans-serif" fo:font-size="9pt" fo:font-weight="normal" officeooo:rsid="0a272d04" officeooo:paragraph-rsid="0a272d04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709a4aa" officeooo:paragraph-rsid="0a3802f6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28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29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30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31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32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33" style:family="paragraph" style:parent-style-name="Standard">
      <style:text-properties style:font-name="Sans-serif" officeooo:rsid="08bffa20" officeooo:paragraph-rsid="08bffa20"/>
    </style:style>
    <style:style style:name="P34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weight="bold" officeooo:rsid="0b4d8359" officeooo:paragraph-rsid="0b76628f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8db9545" officeooo:paragraph-rsid="08b902b8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text-properties style:font-name="Sans-serif" fo:font-size="9pt" fo:font-weight="normal" officeooo:rsid="090eb909" officeooo:paragraph-rsid="090eb909" style:font-size-asian="9pt" style:font-weight-asian="normal" style:font-size-complex="9pt" style:font-weight-complex="normal"/>
    </style:style>
    <style:style style:name="P40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41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42" style:family="paragraph" style:parent-style-name="Standard">
      <style:text-properties style:font-name="Sans-serif" fo:font-size="9pt" fo:font-weight="bold" officeooo:rsid="0b63a8f9" officeooo:paragraph-rsid="0b8fb577" style:font-size-asian="9pt" style:font-weight-asian="bold" style:font-size-complex="9pt" style:font-weight-complex="bold"/>
    </style:style>
    <style:style style:name="P43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44" style:family="paragraph" style:parent-style-name="Standard">
      <style:text-properties style:font-name="Sans-serif" fo:font-weight="bold" officeooo:rsid="0872d562" officeooo:paragraph-rsid="0ba2bbcc" style:font-weight-asian="bold" style:font-weight-complex="bold"/>
    </style:style>
    <style:style style:name="P45" style:family="paragraph" style:parent-style-name="Standard">
      <style:text-properties style:font-name="Sans-serif" fo:font-weight="bold" officeooo:rsid="08894891" officeooo:paragraph-rsid="0ba2bbcc" style:font-weight-asian="bold" style:font-weight-complex="bold"/>
    </style:style>
    <style:style style:name="P46" style:family="paragraph" style:parent-style-name="Standard">
      <style:text-properties style:font-name="Sans-serif" fo:font-weight="bold" officeooo:rsid="08894891" officeooo:paragraph-rsid="0ba41cd4" style:font-weight-asian="bold" style:font-weight-complex="bold"/>
    </style:style>
    <style:style style:name="P47" style:family="paragraph" style:parent-style-name="Standard">
      <style:text-properties style:font-name="Sans-serif" fo:font-weight="bold" officeooo:rsid="08894891" officeooo:paragraph-rsid="0ba4e761" style:font-weight-asian="bold" style:font-weight-complex="bold"/>
    </style:style>
    <style:style style:name="P48" style:family="paragraph" style:parent-style-name="Standard">
      <style:text-properties style:font-name="Sans-serif" fo:font-weight="bold" officeooo:rsid="08b68059" officeooo:paragraph-rsid="0ba41cd4" style:font-weight-asian="bold" style:font-weight-complex="bold"/>
    </style:style>
    <style:style style:name="P49" style:family="paragraph" style:parent-style-name="Standard">
      <style:text-properties style:font-name="Sans-serif" fo:font-weight="bold" officeooo:rsid="08b68059" officeooo:paragraph-rsid="0ba86af4" style:font-weight-asian="bold" style:font-weight-complex="bold"/>
    </style:style>
    <style:style style:name="P50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weight="bold" officeooo:rsid="0b3f2024" officeooo:paragraph-rsid="0b3f2024" style:font-weight-asian="bold" style:font-weight-complex="bold"/>
    </style:style>
    <style:style style:name="P51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416c49" officeooo:paragraph-rsid="0b416c49" style:font-weight-asian="bold" style:font-weight-complex="bold"/>
    </style:style>
    <style:style style:name="P52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dd493" officeooo:paragraph-rsid="0b7dd493" style:font-weight-asian="bold" style:font-weight-complex="bold"/>
    </style:style>
    <style:style style:name="P53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normal" officeooo:rsid="0b7eeaf1" officeooo:paragraph-rsid="0b7eeaf1" style:font-weight-asian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66615"/>
    </style:style>
    <style:style style:name="P5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b966615" style:font-size-asian="9pt" style:font-weight-asian="bold" style:font-size-complex="9pt" style:font-weight-complex="bold"/>
    </style:style>
    <style:style style:name="P58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ba2bbcc" style:font-weight-asian="bold" style:font-weight-complex="bold"/>
    </style:style>
    <style:style style:name="P59" style:family="paragraph" style:parent-style-name="Heading_20_2">
      <style:text-properties style:font-name="Sans-serif" officeooo:rsid="0b4d8359" officeooo:paragraph-rsid="0b4d8359"/>
    </style:style>
    <style:style style:name="P60" style:family="paragraph" style:parent-style-name="Heading_20_2">
      <style:text-properties style:font-name="Sans-serif" officeooo:rsid="076a11fb" officeooo:paragraph-rsid="08bffa20"/>
    </style:style>
    <style:style style:name="P61" style:family="paragraph" style:parent-style-name="Heading_20_2">
      <style:text-properties style:font-name="Sans-serif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c7a7ae" style:font-weight-asian="normal" style:font-weight-complex="normal"/>
    </style:style>
    <style:style style:name="T29" style:family="text">
      <style:text-properties fo:font-weight="normal" officeooo:rsid="08df3750" style:font-weight-asian="normal" style:font-weight-complex="normal"/>
    </style:style>
    <style:style style:name="T30" style:family="text">
      <style:text-properties fo:font-weight="normal" officeooo:rsid="08e33c00" style:font-weight-asian="normal" style:font-weight-complex="normal"/>
    </style:style>
    <style:style style:name="T31" style:family="text">
      <style:text-properties fo:font-weight="normal" officeooo:rsid="090d2d9d" style:font-weight-asian="normal" style:font-weight-complex="normal"/>
    </style:style>
    <style:style style:name="T32" style:family="text">
      <style:text-properties fo:font-weight="normal" officeooo:rsid="090e06bd" style:font-weight-asian="normal" style:font-weight-complex="normal"/>
    </style:style>
    <style:style style:name="T33" style:family="text">
      <style:text-properties fo:font-weight="normal" officeooo:rsid="090eb909" style:font-weight-asian="normal" style:font-weight-complex="normal"/>
    </style:style>
    <style:style style:name="T34" style:family="text">
      <style:text-properties fo:font-weight="normal" officeooo:rsid="090fea36" style:font-weight-asian="normal" style:font-weight-complex="normal"/>
    </style:style>
    <style:style style:name="T35" style:family="text">
      <style:text-properties fo:font-weight="normal" officeooo:rsid="095ccf21" style:font-weight-asian="normal" style:font-weight-complex="normal"/>
    </style:style>
    <style:style style:name="T36" style:family="text">
      <style:text-properties fo:font-weight="normal" officeooo:rsid="095cd612" style:font-weight-asian="normal" style:font-weight-complex="normal"/>
    </style:style>
    <style:style style:name="T37" style:family="text">
      <style:text-properties fo:font-weight="normal" officeooo:rsid="0a272d04" style:font-weight-asian="normal" style:font-weight-complex="normal"/>
    </style:style>
    <style:style style:name="T38" style:family="text">
      <style:text-properties fo:font-weight="normal" officeooo:rsid="0a2bdd07" style:font-weight-asian="normal" style:font-weight-complex="normal"/>
    </style:style>
    <style:style style:name="T39" style:family="text">
      <style:text-properties fo:font-weight="normal" officeooo:rsid="0a360437" style:font-weight-asian="normal" style:font-weight-complex="normal"/>
    </style:style>
    <style:style style:name="T40" style:family="text">
      <style:text-properties fo:font-weight="normal" officeooo:rsid="0a3802f6" style:font-weight-asian="normal" style:font-weight-complex="normal"/>
    </style:style>
    <style:style style:name="T41" style:family="text">
      <style:text-properties fo:font-weight="normal" officeooo:rsid="0a389e4b" style:font-weight-asian="normal" style:font-weight-complex="normal"/>
    </style:style>
    <style:style style:name="T42" style:family="text">
      <style:text-properties fo:font-weight="normal" officeooo:rsid="0a430b29" style:font-weight-asian="normal" style:font-weight-complex="normal"/>
    </style:style>
    <style:style style:name="T43" style:family="text">
      <style:text-properties fo:font-weight="normal" officeooo:rsid="0a435022" style:font-weight-asian="normal" style:font-weight-complex="normal"/>
    </style:style>
    <style:style style:name="T44" style:family="text">
      <style:text-properties fo:font-weight="normal" officeooo:rsid="0a490fa9" style:font-weight-asian="normal" style:font-weight-complex="normal"/>
    </style:style>
    <style:style style:name="T45" style:family="text">
      <style:text-properties fo:font-weight="normal" officeooo:rsid="0a49f5ef" style:font-weight-asian="normal" style:font-weight-complex="normal"/>
    </style:style>
    <style:style style:name="T46" style:family="text">
      <style:text-properties fo:font-weight="normal" officeooo:rsid="0a4a965b" style:font-weight-asian="normal" style:font-weight-complex="normal"/>
    </style:style>
    <style:style style:name="T47" style:family="text">
      <style:text-properties fo:font-weight="normal" officeooo:rsid="0b21968b" style:font-weight-asian="normal" style:font-weight-complex="normal"/>
    </style:style>
    <style:style style:name="T48" style:family="text">
      <style:text-properties fo:font-weight="normal" officeooo:rsid="0b24c68d" style:font-weight-asian="normal" style:font-weight-complex="normal"/>
    </style:style>
    <style:style style:name="T49" style:family="text">
      <style:text-properties fo:font-weight="normal" officeooo:rsid="0b28639e" style:font-weight-asian="normal" style:font-weight-complex="normal"/>
    </style:style>
    <style:style style:name="T50" style:family="text">
      <style:text-properties fo:font-weight="normal" officeooo:rsid="0b2c5e9f" style:font-weight-asian="normal" style:font-weight-complex="normal"/>
    </style:style>
    <style:style style:name="T51" style:family="text">
      <style:text-properties fo:font-weight="normal" officeooo:rsid="0b2e9903" style:font-weight-asian="normal" style:font-weight-complex="normal"/>
    </style:style>
    <style:style style:name="T52" style:family="text">
      <style:text-properties fo:font-weight="normal" officeooo:rsid="0b2ee9d0" style:font-weight-asian="normal" style:font-weight-complex="normal"/>
    </style:style>
    <style:style style:name="T53" style:family="text">
      <style:text-properties fo:font-weight="normal" officeooo:rsid="0b307d8d" style:font-weight-asian="normal" style:font-weight-complex="normal"/>
    </style:style>
    <style:style style:name="T54" style:family="text">
      <style:text-properties fo:font-weight="normal" officeooo:rsid="0b327057" style:font-weight-asian="normal" style:font-weight-complex="normal"/>
    </style:style>
    <style:style style:name="T55" style:family="text">
      <style:text-properties fo:font-weight="normal" officeooo:rsid="0b40eb33" style:font-weight-asian="normal" style:font-weight-complex="normal"/>
    </style:style>
    <style:style style:name="T56" style:family="text">
      <style:text-properties fo:font-weight="normal" officeooo:rsid="0b4246ac" style:font-weight-asian="normal" style:font-weight-complex="normal"/>
    </style:style>
    <style:style style:name="T57" style:family="text">
      <style:text-properties fo:font-weight="normal" officeooo:rsid="0b42dd49" style:font-weight-asian="normal" style:font-weight-complex="normal"/>
    </style:style>
    <style:style style:name="T58" style:family="text">
      <style:text-properties fo:font-weight="normal" officeooo:rsid="0b49eb55" style:font-weight-asian="normal" style:font-weight-complex="normal"/>
    </style:style>
    <style:style style:name="T59" style:family="text">
      <style:text-properties fo:font-weight="normal" officeooo:rsid="0b4a9069" style:font-weight-asian="normal" style:font-weight-complex="normal"/>
    </style:style>
    <style:style style:name="T60" style:family="text">
      <style:text-properties fo:font-weight="normal" officeooo:rsid="0b4bedde" style:font-weight-asian="normal" style:font-weight-complex="normal"/>
    </style:style>
    <style:style style:name="T61" style:family="text">
      <style:text-properties fo:font-weight="normal" officeooo:rsid="0b4f632c" style:font-weight-asian="normal" style:font-weight-complex="normal"/>
    </style:style>
    <style:style style:name="T62" style:family="text">
      <style:text-properties fo:font-weight="normal" officeooo:rsid="0b514a90" style:font-weight-asian="normal" style:font-weight-complex="normal"/>
    </style:style>
    <style:style style:name="T63" style:family="text">
      <style:text-properties fo:font-weight="normal" officeooo:rsid="0b52d7af" style:font-weight-asian="normal" style:font-weight-complex="normal"/>
    </style:style>
    <style:style style:name="T64" style:family="text">
      <style:text-properties fo:font-weight="normal" officeooo:rsid="0b531b3e" style:font-weight-asian="normal" style:font-weight-complex="normal"/>
    </style:style>
    <style:style style:name="T65" style:family="text">
      <style:text-properties fo:font-weight="normal" officeooo:rsid="0b5399f9" style:font-weight-asian="normal" style:font-weight-complex="normal"/>
    </style:style>
    <style:style style:name="T66" style:family="text">
      <style:text-properties fo:font-weight="normal" officeooo:rsid="0b55159c" style:font-weight-asian="normal" style:font-weight-complex="normal"/>
    </style:style>
    <style:style style:name="T67" style:family="text">
      <style:text-properties fo:font-weight="normal" officeooo:rsid="0b57851a" style:font-weight-asian="normal" style:font-weight-complex="normal"/>
    </style:style>
    <style:style style:name="T68" style:family="text">
      <style:text-properties fo:font-weight="normal" officeooo:rsid="0b579654" style:font-weight-asian="normal" style:font-weight-complex="normal"/>
    </style:style>
    <style:style style:name="T69" style:family="text">
      <style:text-properties fo:font-weight="normal" officeooo:rsid="0b5896b6" style:font-weight-asian="normal" style:font-weight-complex="normal"/>
    </style:style>
    <style:style style:name="T70" style:family="text">
      <style:text-properties fo:font-weight="normal" officeooo:rsid="0b58cabd" style:font-weight-asian="normal" style:font-weight-complex="normal"/>
    </style:style>
    <style:style style:name="T71" style:family="text">
      <style:text-properties fo:font-weight="normal" officeooo:rsid="0b601935" style:font-weight-asian="normal" style:font-weight-complex="normal"/>
    </style:style>
    <style:style style:name="T72" style:family="text">
      <style:text-properties fo:font-weight="normal" officeooo:rsid="0b616d65" style:font-weight-asian="normal" style:font-weight-complex="normal"/>
    </style:style>
    <style:style style:name="T73" style:family="text">
      <style:text-properties fo:font-weight="normal" officeooo:rsid="0b628d9f" style:font-weight-asian="normal" style:font-weight-complex="normal"/>
    </style:style>
    <style:style style:name="T74" style:family="text">
      <style:text-properties fo:font-weight="normal" officeooo:rsid="0b63e3a6" style:font-weight-asian="normal" style:font-weight-complex="normal"/>
    </style:style>
    <style:style style:name="T75" style:family="text">
      <style:text-properties fo:font-weight="normal" officeooo:rsid="0b68deda" style:font-weight-asian="normal" style:font-weight-complex="normal"/>
    </style:style>
    <style:style style:name="T76" style:family="text">
      <style:text-properties fo:font-weight="normal" officeooo:rsid="0b6a3c7a" style:font-weight-asian="normal" style:font-weight-complex="normal"/>
    </style:style>
    <style:style style:name="T77" style:family="text">
      <style:text-properties fo:font-weight="normal" officeooo:rsid="0b6a5b7d" style:font-weight-asian="normal" style:font-weight-complex="normal"/>
    </style:style>
    <style:style style:name="T78" style:family="text">
      <style:text-properties fo:font-weight="normal" officeooo:rsid="0b6bf257" style:font-weight-asian="normal" style:font-weight-complex="normal"/>
    </style:style>
    <style:style style:name="T79" style:family="text">
      <style:text-properties fo:font-weight="normal" officeooo:rsid="0b6db8e0" style:font-weight-asian="normal" style:font-weight-complex="normal"/>
    </style:style>
    <style:style style:name="T80" style:family="text">
      <style:text-properties fo:font-weight="normal" officeooo:rsid="0b71b9a7" style:font-weight-asian="normal" style:font-weight-complex="normal"/>
    </style:style>
    <style:style style:name="T81" style:family="text">
      <style:text-properties fo:font-weight="normal" officeooo:rsid="0b7381c8" style:font-weight-asian="normal" style:font-weight-complex="normal"/>
    </style:style>
    <style:style style:name="T82" style:family="text">
      <style:text-properties fo:font-weight="normal" officeooo:rsid="0b74cd41" style:font-weight-asian="normal" style:font-weight-complex="normal"/>
    </style:style>
    <style:style style:name="T83" style:family="text">
      <style:text-properties fo:font-weight="normal" officeooo:rsid="0b7533c4" style:font-weight-asian="normal" style:font-weight-complex="normal"/>
    </style:style>
    <style:style style:name="T84" style:family="text">
      <style:text-properties fo:font-weight="normal" officeooo:rsid="0b76628f" style:font-weight-asian="normal" style:font-weight-complex="normal"/>
    </style:style>
    <style:style style:name="T85" style:family="text">
      <style:text-properties fo:font-weight="normal" officeooo:rsid="0b772a8c" style:font-weight-asian="normal" style:font-weight-complex="normal"/>
    </style:style>
    <style:style style:name="T86" style:family="text">
      <style:text-properties fo:font-weight="normal" officeooo:rsid="0b78893b" style:font-weight-asian="normal" style:font-weight-complex="normal"/>
    </style:style>
    <style:style style:name="T87" style:family="text">
      <style:text-properties fo:font-weight="normal" officeooo:rsid="0b793ef1" style:font-weight-asian="normal" style:font-weight-complex="normal"/>
    </style:style>
    <style:style style:name="T88" style:family="text">
      <style:text-properties fo:font-weight="normal" officeooo:rsid="0b7b3aed" style:font-weight-asian="normal" style:font-weight-complex="normal"/>
    </style:style>
    <style:style style:name="T89" style:family="text">
      <style:text-properties fo:font-weight="normal" officeooo:rsid="0b815e4b" style:font-weight-asian="normal" style:font-weight-complex="normal"/>
    </style:style>
    <style:style style:name="T90" style:family="text">
      <style:text-properties fo:font-weight="normal" officeooo:rsid="0b8fb577" style:font-weight-asian="normal" style:font-weight-complex="normal"/>
    </style:style>
    <style:style style:name="T91" style:family="text">
      <style:text-properties fo:font-weight="normal" officeooo:rsid="0b8ffcda" style:font-weight-asian="normal" style:font-weight-complex="normal"/>
    </style:style>
    <style:style style:name="T92" style:family="text">
      <style:text-properties fo:font-weight="normal" officeooo:rsid="0b915aa4" style:font-weight-asian="normal" style:font-weight-complex="normal"/>
    </style:style>
    <style:style style:name="T93" style:family="text">
      <style:text-properties fo:font-weight="normal" officeooo:rsid="0b918abc" style:font-weight-asian="normal" style:font-weight-complex="normal"/>
    </style:style>
    <style:style style:name="T94" style:family="text">
      <style:text-properties fo:font-weight="normal" officeooo:rsid="0b943750" style:font-weight-asian="normal" style:font-weight-complex="normal"/>
    </style:style>
    <style:style style:name="T95" style:family="text">
      <style:text-properties fo:font-weight="normal" officeooo:rsid="0ba9e11a" style:font-weight-asian="normal" style:font-weight-complex="normal"/>
    </style:style>
    <style:style style:name="T96" style:family="text">
      <style:text-properties fo:font-weight="normal" officeooo:rsid="0baa29fc" style:font-weight-asian="normal" style:font-weight-complex="normal"/>
    </style:style>
    <style:style style:name="T97" style:family="text">
      <style:text-properties fo:font-weight="normal" officeooo:rsid="0babf5e2" style:font-weight-asian="normal" style:font-weight-complex="normal"/>
    </style:style>
    <style:style style:name="T98" style:family="text">
      <style:text-properties fo:font-weight="normal" officeooo:rsid="0bad24c8" style:font-weight-asian="normal" style:font-weight-complex="normal"/>
    </style:style>
    <style:style style:name="T9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8c74841" style:font-style-asian="normal" style:font-style-complex="normal"/>
    </style:style>
    <style:style style:name="T104" style:family="text">
      <style:text-properties fo:font-style="normal" officeooo:rsid="0a2d0ff7" style:font-style-asian="normal" style:font-style-complex="normal"/>
    </style:style>
    <style:style style:name="T105" style:family="text">
      <style:text-properties fo:font-style="normal" officeooo:rsid="0a30a8c7" style:font-style-asian="normal" style:font-style-complex="normal"/>
    </style:style>
    <style:style style:name="T106" style:family="text">
      <style:text-properties fo:font-style="normal" officeooo:rsid="0755d39c" style:font-style-asian="normal" style:font-style-complex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a15f812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b2caf39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a97be8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ba9bf58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35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36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37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38" style:family="text">
      <style:text-properties style:font-name="Sans-serif"/>
    </style:style>
    <style:style style:name="T139" style:family="text">
      <style:text-properties style:font-name="Sans-serif" officeooo:rsid="08720e6f"/>
    </style:style>
    <style:style style:name="T140" style:family="text">
      <style:text-properties style:font-name="Sans-serif" officeooo:rsid="0b23e1d1"/>
    </style:style>
    <style:style style:name="T141" style:family="text">
      <style:text-properties fo:font-size="9pt" fo:font-weight="normal" style:font-size-asian="9pt" style:font-weight-asian="normal" style:font-size-complex="9pt" style:font-weight-complex="normal"/>
    </style:style>
    <style:style style:name="T142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43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44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45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46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47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48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49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50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51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52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53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54" style:family="text">
      <style:text-properties fo:font-size="9pt" style:font-size-asian="9pt" style:font-size-complex="9pt"/>
    </style:style>
    <style:style style:name="T155" style:family="text">
      <style:text-properties fo:font-size="9pt" officeooo:rsid="07a6fb7f" style:font-size-asian="9pt" style:font-size-complex="9pt"/>
    </style:style>
    <style:style style:name="T156" style:family="text">
      <style:text-properties fo:font-size="9pt" officeooo:rsid="08ca7d4a" style:font-size-asian="9pt" style:font-size-complex="9pt"/>
    </style:style>
    <style:style style:name="T157" style:family="text">
      <style:text-properties fo:font-size="9pt" officeooo:rsid="06f66ded" style:font-size-asian="9pt" style:font-size-complex="9pt"/>
    </style:style>
    <style:style style:name="T15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officeooo:rsid="08cf2682" style:font-size-asian="9pt" style:font-style-asian="normal" style:font-size-complex="9pt" style:font-style-complex="normal"/>
    </style:style>
    <style:style style:name="T165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66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67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73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italic" fo:font-weight="normal" officeooo:rsid="08d25d87" style:font-size-asian="9pt" style:font-style-asian="italic" style:font-weight-asian="normal" style:font-size-complex="9pt" style:font-style-complex="italic" style:font-weight-complex="normal"/>
    </style:style>
    <style:style style:name="T176" style:family="text">
      <style:text-properties fo:font-size="9pt" fo:font-style="italic" style:text-underline-style="none" fo:font-weight="normal" officeooo:rsid="0a0f4c5d" style:font-size-asian="9pt" style:font-style-asian="italic" style:font-weight-asian="normal" style:font-size-complex="9pt" style:font-style-complex="italic" style:font-weight-complex="normal"/>
    </style:style>
    <style:style style:name="T177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78" style:family="text">
      <style:text-properties officeooo:rsid="07a6fb7f"/>
    </style:style>
    <style:style style:name="T179" style:family="text">
      <style:text-properties officeooo:rsid="08b68059"/>
    </style:style>
    <style:style style:name="T180" style:family="text">
      <style:text-properties officeooo:rsid="08f0d68d"/>
    </style:style>
    <style:style style:name="T181" style:family="text">
      <style:text-properties officeooo:rsid="090eb909"/>
    </style:style>
    <style:style style:name="T182" style:family="text">
      <style:text-properties officeooo:rsid="0a272d04"/>
    </style:style>
    <style:style style:name="T183" style:family="text">
      <style:text-properties officeooo:rsid="0b597e47"/>
    </style:style>
    <style:style style:name="T184" style:family="text">
      <style:text-properties officeooo:rsid="0b811c7e"/>
    </style:style>
    <style:style style:name="T185" style:family="text">
      <style:text-properties officeooo:rsid="0b94b9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38">You </text:span><text:span text:style-name="T139">do magic with sheer </text:span><text:span text:style-name="T140">fucking </text:span><text:span text:style-name="T139">force of will.</text:span></text:p>
      <text:h text:style-name="P59" text:outline-level="2">Meta Moves</text:h>
      <text:p text:style-name="P37"><text:span text:style-name="T184">With great power...</text:span> –<text:span text:style-name="T4"> This playbook </text:span><text:span text:style-name="T69">is</text:span><text:span text:style-name="T4"> about just describing </text:span><text:span text:style-name="T66">novel </text:span><text:span text:style-name="T4">magic and having it happen </text:span><text:span text:style-name="T70">in the game, </text:span><text:span text:style-name="T86">so y</text:span><text:span text:style-name="T62">our moves are super </text:span><text:span text:style-name="T61">open-ended. </text:span><text:span text:style-name="T85">B</text:span><text:span text:style-name="T61">ut </text:span><text:span text:style-name="T84">in order </text:span><text:span text:style-name="T61">to </text:span><text:span text:style-name="T64">define</text:span><text:span text:style-name="T61"> your power </text:span><text:span text:style-name="T82">with</text:span><text:span text:style-name="T61"> the same </text:span><text:span text:style-name="T65">personal </text:span><text:span text:style-name="T61">scale as the other </text:span><text:span text:style-name="T83">PCs </text:span><text:span text:style-name="T61">in this game, </text:span><text:span text:style-name="T63">there are some </text:span><text:span text:style-name="T61">restrictions. </text:span><text:span text:style-name="T67">Please abide by their spirit and work with your GM </text:span><text:span text:style-name="T81">so everybody has fun.</text:span></text:p>
      <text:h text:style-name="P60" text:outline-level="2">Resources</text:h>
      <text:p text:style-name="P33"><text:span text:style-name="T3">W</text:span><text:span text:style-name="T2">ill –</text:span><text:span text:style-name="T4"> </text:span><text:span text:style-name="T27">The overwhelming conviction that your magic should override the very laws of reality.</text:span></text:p>
      <text:p text:style-name="P27"/>
      <text:p text:style-name="P3"><text:span text:style-name="T143">● </text:span><text:span text:style-name="T145">1. </text:span><text:span text:style-name="T144">▢ ▢ ▢ </text:span></text:p>
      <text:p text:style-name="P4"><text:span text:style-name="T155">○</text:span><text:span text:style-name="T143"> </text:span><text:span text:style-name="T149">2</text:span><text:span text:style-name="T145">. </text:span><text:span text:style-name="T144">▢</text:span></text:p>
      <text:p text:style-name="P4"><text:span text:style-name="T155">○</text:span><text:span text:style-name="T143"> </text:span><text:span text:style-name="T149">3</text:span><text:span text:style-name="T145">. </text:span><text:span text:style-name="T144">▢</text:span></text:p>
      <text:h text:style-name="P61" text:outline-level="2">Abilities: <text:span text:style-name="T185">Threads</text:span></text:h>
      <text:p text:style-name="P8">These are the <text:span text:style-name="T180">strands</text:span> that a sorcerer weaves together to create their magic. Note that <text:span text:style-name="T183">they have different max ratings—not all threads are as easy to work.</text:span></text:p>
      <text:p text:style-name="P8"/>
      <text:p text:style-name="P17"><text:span text:style-name="T178">○ Affect an area ○ ○ –</text:span><text:span text:style-name="T5"> </text:span><text:span text:style-name="T14">You’re </text:span><text:span text:style-name="T93">weaving to affect </text:span><text:span text:style-name="T14">a </text:span><text:span text:style-name="T15">spatial </text:span><text:span text:style-name="T14">area, its contents, or occupants.</text:span></text:p>
      <text:p text:style-name="P10"/>
      <text:p text:style-name="P20"><text:span text:style-name="T178">○ Affect at range ○ ○ – </text:span><text:span text:style-name="T30">You’re </text:span><text:span text:style-name="T92">weaving to affect something beyond arm’s reach. </text:span></text:p>
      <text:p text:style-name="P11"/>
      <text:p text:style-name="P16"><text:span text:style-name="T178">○ Affect the living ○ ○ – </text:span><text:span text:style-name="T5">You’re </text:span><text:span text:style-name="T75">weaving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12"/>
      <text:p text:style-name="P42"><text:span text:style-name="T178">○ 🗣Affect the dead ○ ○ –</text:span><text:span text:style-name="T5"> </text:span><text:span text:style-name="T90">You’re weaving to directly affect a </text:span><text:span text:style-name="T91">once-living</text:span><text:span text:style-name="T90"> body or spirit.</text:span></text:p>
      <text:p text:style-name="P12"/>
      <text:p text:style-name="P18"><text:span text:style-name="T178">○ Conjure object ○ ○ – </text:span><text:span text:style-name="T16">You’re </text:span><text:span text:style-name="T75">weaving to </text:span><text:span text:style-name="T16">conjur</text:span><text:span text:style-name="T75">e</text:span><text:span text:style-name="T16"> an inanimate object </text:span><text:span text:style-name="T59">or </text:span><text:span text:style-name="T68">other </text:span><text:span text:style-name="T59">organized matter.</text:span></text:p>
      <text:p text:style-name="P13"/>
      <text:p text:style-name="P19"><text:span text:style-name="T178">○ Conjure life</text:span><text:span text:style-name="T5"> </text:span><text:span text:style-name="T178">–</text:span><text:span text:style-name="T5"> </text:span><text:span text:style-name="T17">You’re </text:span><text:span text:style-name="T75">weaving to </text:span><text:span text:style-name="T18">conjur</text:span><text:span text:style-name="T75">e</text:span><text:span text:style-name="T17"> </text:span><text:span text:style-name="T94">living matter.</text:span></text:p>
      <text:p text:style-name="P21"><text:span text:style-name="T5"/></text:p>
      <text:p text:style-name="P21"><text:span text:style-name="T5">○ </text:span><text:span text:style-name="T178">Conjure elements ○ ○ – </text:span><text:span text:style-name="T13">You’re </text:span><text:span text:style-name="T76">weaving to </text:span><text:span text:style-name="T13">conjur</text:span><text:span text:style-name="T76">e</text:span><text:span text:style-name="T13"> energetic classical elements.</text:span></text:p>
      <text:p text:style-name="P2"/>
      <text:p text:style-name="P21"><text:span text:style-name="T5">○ </text:span><text:span text:style-name="T178">Elemental kinetics ○ ○ – </text:span><text:span text:style-name="T5">You’</text:span><text:span text:style-name="T13">re </text:span><text:span text:style-name="T74">weaving to move or shape</text:span><text:span text:style-name="T13"> energetic classical elements.</text:span></text:p>
      <text:p text:style-name="P25"/>
      <text:p text:style-name="P25"><text:span text:style-name="T178">○ Alter fundamentals ○ ○ –</text:span><text:span text:style-name="T5"> You’</text:span><text:span text:style-name="T71">re </text:span><text:span text:style-name="T74">weaving</text:span><text:span text:style-name="T71"> to alter how some fundamental physical </text:span><text:span text:style-name="T74">phenomenon</text:span><text:span text:style-name="T71"> works—gravity, </text:span><text:span text:style-name="T74">chemical bonds</text:span><text:span text:style-name="T71">, electromagnetism, </text:span><text:span text:style-name="T72">the nuclear strong force, </text:span><text:span text:style-name="T73">etc.</text:span></text:p>
      <text:p text:style-name="P14"/>
      <text:p text:style-name="P24"><text:span text:style-name="T178">○ Accelerate entropy ○ ○ –</text:span><text:span text:style-name="T5"> </text:span><text:span text:style-name="T41">You’re </text:span><text:span text:style-name="T74">weaving</text:span><text:span text:style-name="T41"> to mimic or enhance the ravages of chaos.</text:span></text:p>
      <text:p text:style-name="P14"/>
      <text:p text:style-name="P21"><text:span text:style-name="T5">○ </text:span><text:span text:style-name="T181">Reverse entropy –</text:span><text:span text:style-name="T5"> </text:span><text:span text:style-name="T33">You’re </text:span><text:span text:style-name="T74">weaving to</text:span><text:span text:style-name="T33"> </text:span><text:span text:style-name="T77">slow or undo </text:span><text:span text:style-name="T33">the ravages o</text:span><text:span text:style-name="T34">f</text:span><text:span text:style-name="T33"> chaos.</text:span></text:p>
      <text:p text:style-name="P39"/>
      <text:p text:style-name="P22"><text:span text:style-name="T178">○ Transit ○ ○ –</text:span><text:span text:style-name="T5"> </text:span><text:span text:style-name="T37">You’re </text:span><text:span text:style-name="T77">weaving </text:span><text:span text:style-name="T37">to move </text:span><text:span text:style-name="T47">or connect</text:span><text:span text:style-name="T37"> something such that it </text:span><text:span text:style-name="T39">doesn’t cross </text:span><text:span text:style-name="T37">the space in between.</text:span></text:p>
      <text:p text:style-name="P15"/>
      <text:p text:style-name="P23"><text:span text:style-name="T178">○ Alter time – </text:span><text:span text:style-name="T40">You’re </text:span><text:span text:style-name="T78">weaving </text:span><text:span text:style-name="T40">to alter the physical flow of time.</text:span></text:p>
      <text:h text:style-name="P61" text:outline-level="2"><text:span text:style-name="T182">Special </text:span>Moves</text:h>
      <text:p text:style-name="P58"><text:span text:style-name="T156">Restore Will –</text:span><text:span text:style-name="T150"> </text:span><text:span text:style-name="T151">You </text:span><text:span text:style-name="T152">restore</text:span><text:span text:style-name="T151"> 1 Will w</text:span><text:span text:style-name="T150">hen you roll </text:span><text:span text:style-name="T157">🡕</text:span><text:span text:style-name="T142"> </text:span><text:span text:style-name="T150">on a</text:span><text:span text:style-name="T167">ny </text:span><text:span text:style-name="T176">story move</text:span><text:span text:style-name="T171">⌝</text:span><text:span text:style-name="T167">. </text:span><text:span text:style-name="T173">I</text:span><text:span text:style-name="T174">f you have 0 Will</text:span><text:span text:style-name="T169">, </text:span><text:span text:style-name="T172">🡒</text:span><text:span text:style-name="T168"> </text:span><text:span text:style-name="T170">also counts.</text:span></text:p>
      <text:p text:style-name="P9"/>
      <text:p text:style-name="P44"><text:span text:style-name="T164">Lose</text:span><text:span text:style-name="T165"> Will –</text:span><text:span text:style-name="T159"> </text:span><text:span text:style-name="T160">You lose 1 Will when you roll </text:span><text:span text:style-name="T166">🡓</text:span><text:span text:style-name="T161"> </text:span><text:span text:style-name="T160">on a</text:span><text:span text:style-name="T162">ny</text:span><text:span text:style-name="T160"> </text:span><text:span text:style-name="T175">story move</text:span><text:span text:style-name="T171">⌝</text:span><text:span text:style-name="T163">.</text:span></text:p>
      <text:p text:style-name="P26"/>
      <text:p text:style-name="P5"><text:span text:style-name="T158">● </text:span>Weave magic – <text:span text:style-name="T4">You </text:span><text:span text:style-name="T29">crea</text:span><text:span text:style-name="T53">te</text:span><text:span text:style-name="T4"> </text:span><text:span text:style-name="T9">and cast </text:span><text:span text:style-name="T4">a magical effect </text:span><text:span text:style-name="T54">defined by your</text:span><text:span text:style-name="T4"> creativity and </text:span><text:span text:style-name="T8">mastery of the </text:span><text:span text:style-name="T6">Thread</text:span><text:span text:style-name="T7">s. </text:span><text:span text:style-name="T135">Y</text:span><text:span text:style-name="T136">ou </text:span><text:span text:style-name="T137">cannot make this move if you have 0 Will.</text:span></text:p>
      <text:p text:style-name="P28"/>
      <text:p text:style-name="P6"><text:span text:style-name="T7">D</text:span><text:span text:style-name="T4">escribe </text:span><text:span text:style-name="T87">what you want your weaving to </text:span><text:span text:style-name="T88">do in defiance of reality’s standard expectations</text:span><text:span text:style-name="T4">. </text:span><text:span text:style-name="T42">This can be practically anything </text:span><text:span text:style-name="T43">you can think of, </text:span><text:span text:style-name="T48">but there are some </text:span><text:span text:style-name="T89">rules</text:span><text:span text:style-name="T48">:</text:span></text:p>
      <text:list xml:id="list1958595539" text:style-name="L1">
        <text:list-item>
          <text:p text:style-name="P50"><text:span text:style-name="T55">weave magic</text:span><text:span text:style-name="T4"> on a personal, local, </text:span><text:span text:style-name="T58">immediate</text:span><text:span text:style-name="T4"> scale.</text:span></text:p>
        </text:list-item>
        <text:list-item>
          <text:p text:style-name="P53">target one “thing” at a time—that might be an area containing many occupants, but not 3 separate individuals.</text:p>
        </text:list-item>
        <text:list-item>
          <text:p text:style-name="P51"><text:span text:style-name="T4">you must </text:span><text:span text:style-name="T56">directly </text:span><text:span text:style-name="T4">perceive your target—</text:span><text:span text:style-name="T79">not just something it’s part of </text:span><text:span text:style-name="T80">or contained in</text:span><text:span text:style-name="T88">side</text:span><text:span text:style-name="T57">.</text:span></text:p>
        </text:list-item>
        <text:list-item>
          <text:p text:style-name="P52"><text:span text:style-name="T49">d</text:span><text:span text:style-name="T4">on’t get in a rut—try not to repeat yourself too much in the same scene.</text:span></text:p>
        </text:list-item>
      </text:list>
      <text:p text:style-name="P29"/>
      <text:p text:style-name="P45"><text:span text:style-name="T128">Your effect ends if you no longer perceive your target, </text:span><text:span text:style-name="T129">dawn</text:span><text:span text:style-name="T128"> breaks, or you </text:span><text:span text:style-name="T101">weave magic</text:span><text:span text:style-name="T134">⌝</text:span><text:span text:style-name="T128"> again. </text:span><text:span text:style-name="T121">When </text:span><text:span text:style-name="T122">your </text:span><text:span text:style-name="T121">effect ends, t</text:span><text:span text:style-name="T112">he </text:span><text:span text:style-name="T121">logical changes, </text:span><text:span text:style-name="T112">outcomes, and consequences </text:span><text:span text:style-name="T121">caused by </text:span><text:span text:style-name="T126">the</text:span><text:span text:style-name="T121"> </text:span><text:span text:style-name="T112">effect </text:span><text:span text:style-name="T133">do not</text:span><text:span text:style-name="T112"> reverse themselves</text:span><text:span text:style-name="T117">. That building is still on fire, </text:span><text:span text:style-name="T123">even if </text:span><text:span text:style-name="T127">the spark </text:span><text:span text:style-name="T123">is </text:span><text:span text:style-name="T127">long faded.</text:span></text:p>
      <text:p text:style-name="P30"/>
      <text:p text:style-name="P47"><text:span text:style-name="T4">Decide which Threads</text:span><text:span text:style-name="T134">⌝</text:span><text:span text:style-name="T4"> the effect depends on. </text:span><text:span text:style-name="T38">I</text:span><text:span text:style-name="T4">f you’re unsure, ask the GM. </text:span><text:span text:style-name="T10">You </text:span><text:span text:style-name="T35">should</text:span><text:span text:style-name="T10"> rationalize creatively, </text:span><text:span text:style-name="T11">but </text:span><text:span text:style-name="T60">respect fiction and use </text:span><text:span text:style-name="T31">common sense</text:span><text:span text:style-name="T11">. </text:span><text:span text:style-name="T36">I</text:span><text:span text:style-name="T12">nclude every Thread that</text:span><text:span text:style-name="T32"> relates </text:span><text:span text:style-name="T12">to the effect you’ve described, </text:span><text:span text:style-name="T23">even if you haven’t bought that Thread</text:span><text:span text:style-name="T12">. </text:span><text:span text:style-name="T95">Try to stick to the “primary” part of the effect in defiance of reality: you </text:span><text:span text:style-name="T98">might </text:span><text:span text:style-name="T95">weave </text:span><text:span text:style-name="T97">to conjure</text:span><text:span text:style-name="T95"> </text:span><text:span text:style-name="T97">fire</text:span><text:span text:style-name="T95">, but stuff </text:span><text:span text:style-name="T96">burning is normal.</text:span></text:p>
      <text:p text:style-name="P31"/>
      <text:p text:style-name="P46"><text:span text:style-name="T20">From all the Threads </text:span><text:span text:style-name="T23">your effect depends on</text:span><text:span text:style-name="T20">, the one with the lowest rating is the </text:span><text:span text:style-name="T179">weak thread</text:span><text:span text:style-name="T20"> </text:span><text:span text:style-name="T21">for this </text:span><text:span text:style-name="T22">effect. </text:span><text:span text:style-name="T44">If there are multiple </text:span><text:span text:style-name="T45">with the same low rating</text:span><text:span text:style-name="T44">, it doesn’t matter; </text:span><text:span text:style-name="T46">p</text:span><text:span text:style-name="T44">ick one.</text:span></text:p>
      <text:p text:style-name="P32"/>
      <text:p text:style-name="P48"><text:span text:style-name="T51">You </text:span><text:span text:style-name="T52">typically </text:span><text:span text:style-name="T50">use your magic </text:span><text:span text:style-name="T4">to </text:span><text:span text:style-name="T28">make</text:span><text:span text:style-name="T4"> a </text:span><text:span text:style-name="T99">story move</text:span><text:span text:style-name="T134">⌝</text:span><text:span text:style-name="T99">. </text:span><text:span text:style-name="T124">If that’s the case this time,</text:span><text:span text:style-name="T107"> roll </text:span><text:span text:style-name="T111">th</text:span><text:span text:style-name="T125">e</text:span><text:span text:style-name="T111"> move with </text:span><text:span text:style-name="T102">weak </text:span><text:span text:style-name="T103">t</text:span><text:span text:style-name="T102">hread</text:span><text:span text:style-name="T107">.</text:span></text:p>
      <text:p text:style-name="P34"/>
      <text:p text:style-name="P49"><text:span text:style-name="T113">If you’re gonna </text:span><text:span text:style-name="T100">fuck ‘em up</text:span><text:span text:style-name="T134">⌝</text:span><text:span text:style-name="T116">, </text:span><text:span text:style-name="T113">you can do </text:span><text:span text:style-name="T104">1 </text:span><text:span text:style-name="T105">+</text:span><text:span text:style-name="T104"> weak thread</text:span><text:span text:style-name="T113"> harm</text:span><text:span text:style-name="T134">⌝</text:span><text:span text:style-name="T113">—</text:span><text:span text:style-name="T114">this means you </text:span><text:span text:style-name="T115">do 0 </text:span><text:span text:style-name="T114">harm if your weak thread is -1. </text:span><text:span text:style-name="T118">If you can’t do enough harm to fit the injuries your description would cause, you’ll need to alter </text:span><text:span text:style-name="T130">the scale of your</text:span><text:span text:style-name="T118"> </text:span><text:span text:style-name="T131">described </text:span><text:span text:style-name="T118">effect </text:span><text:span text:style-name="T120">to </text:span><text:span text:style-name="T132">fit the harm you can cause.</text:span></text:p>
      <text:p text:style-name="P35"/>
      <text:p text:style-name="P7"><text:span text:style-name="T107">🗣If you’re trying to do something that </text:span><text:span text:style-name="T119">really </text:span><text:span text:style-name="T107">doesn’t fit into a </text:span><text:span text:style-name="T99">story move</text:span><text:span text:style-name="T107">, roll </text:span><text:span text:style-name="T102">weak </text:span><text:span text:style-name="T103">t</text:span><text:span text:style-name="T102">hread</text:span><text:span text:style-name="T110">.</text:span></text:p>
      <text:p text:style-name="P36"/>
      <text:p text:style-name="P54"><text:span text:style-name="T154">🡕</text:span><text:span text:style-name="T141"> </text:span><text:span text:style-name="T146">You achieve your effect and </text:span><text:span text:style-name="T153">restore</text:span><text:span text:style-name="T146"> 1 Will.</text:span></text:p>
      <text:p text:style-name="P55"><text:span text:style-name="T177">🡒</text:span><text:span text:style-name="T142"> </text:span><text:span text:style-name="T147">You achieve your effect.</text:span></text:p>
      <text:p text:style-name="P56"><text:span text:style-name="T154">🡖</text:span><text:span text:style-name="T141"> </text:span><text:span text:style-name="T148">You achieve your effect, but pick 1:</text:span></text:p>
      <text:list xml:id="list686516067" text:style-name="L2">
        <text:list-item>
          <text:p text:style-name="P40">the effect is short-lived.</text:p>
        </text:list-item>
        <text:list-item>
          <text:p text:style-name="P40">the effect is weak.</text:p>
        </text:list-item>
        <text:list-item>
          <text:p text:style-name="P40">there’s a serious side effect.</text:p>
        </text:list-item>
        <text:list-item>
          <text:p text:style-name="P40">you affect someone you didn’t mean to.</text:p>
        </text:list-item>
      </text:list>
      <text:p text:style-name="P57"><text:span text:style-name="T106">🡓</text:span><text:span text:style-name="T108"> </text:span><text:span text:style-name="T109">The effect won’t come together and you lose 1 Will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17:32:31.825897186</dc:date>
    <meta:editing-duration>P7DT6H35M55S</meta:editing-duration>
    <meta:editing-cycles>2628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7" meta:word-count="788" meta:character-count="4326" meta:non-whitespace-character-count="3579"/>
  </office:meta>
</office:document-meta>
</file>